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22pt" fo:letter-spacing="normal" fo:font-style="normal" fo:font-weight="bold" style:font-size-asian="22pt" style:font-weight-asian="bold" style:font-size-complex="22pt" style:font-weight-complex="bold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20pt" fo:letter-spacing="normal" fo:font-style="normal" fo:font-weight="bold" style:font-size-asian="20pt" style:font-weight-asian="bold" style:font-size-complex="2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twise operators:</text:p>
      <text:p text:style-name="P1">1. Write a C program to check Least Significant Bit (LSB) of a number is set or not.</text:p>
      <text:p text:style-name="P1">2. Write a C program to check Most Significant Bit (MSB) of a number is set or not.</text:p>
      <text:p text:style-name="P1">3. Write a C program to get nth bit of a number.</text:p>
      <text:p text:style-name="P1">4. Write a C program to set nth bit of a number.</text:p>
      <text:p text:style-name="P1">5. Write a C program to clear nth bit of a number.</text:p>
      <text:p text:style-name="P1">6. Write a C program to toggle nth bit of a number.</text:p>
      <text:p text:style-name="P1">7. Write a C program to get highest set bit of a number.</text:p>
      <text:p text:style-name="P1">8. Write a C program to get lowest set bit of a number.</text:p>
      <text:p text:style-name="P1">9. Write a C program to count trailing zeros in a binary number.</text:p>
      <text:p text:style-name="P1">10. Write a C program to count leading zeros in a binary number.</text:p>
      <text:p text:style-name="P1">11. Write a C program to flip bits of a binary number using bitwise operator.</text:p>
      <text:p text:style-name="P1">12. Write a C program to count total zeros and ones in a binary number.</text:p>
      <text:p text:style-name="P1">13. Write a C program to rotate bits of a given number.</text:p>
      <text:p text:style-name="P1">14. Write a C program to convert decimal to binary number system using bitwise operator.</text:p>
      <text:p text:style-name="P1">15. Write a C program to swap two numbers using bitwise operator.</text:p>
      <text:p text:style-name="P1">16. Write a C program to check whether a number is even or odd using bitwise operator.</text:p>
      <text:p text:style-name="P1">17. set 2 bits of number given pos1, pos2 and make the bits in those positions as zero</text:p>
      <text:p text:style-name="P1">18. Write a C program to swap even and odd bits.</text:p>
      <text:p text:style-name="P1">19. Write a C program to check if the given number is power of 2.</text:p>
      <text:p text:style-name="P3">Pointer programs:</text:p>
      <text:p text:style-name="P1">1. Write a C program to create, initialize and use pointers.</text:p>
      <text:p text:style-name="P1">2. Write a C program to add two numbers using pointers.</text:p>
      <text:p text:style-name="P1">3. Write a C program to swap two numbers using pointers.</text:p>
      <text:p text:style-name="P1"><text:soft-page-break/>4. Write a C program to input and print array elements using pointer.</text:p>
      <text:p text:style-name="P1">5. Write a C program to copy one array to another using pointers.</text:p>
      <text:p text:style-name="P1">6. Write a C program to swap two arrays using pointers.</text:p>
      <text:p text:style-name="P1">7. Write a C program to reverse an array using pointers.</text:p>
      <text:p text:style-name="P1">8. Write a C program to search an element in array using pointers.</text:p>
      <text:p text:style-name="P1">9. Write a C program to access two dimensional array using pointers.</text:p>
      <text:p text:style-name="P1">10. Write a C program to add two matrix using pointers.</text:p>
      <text:p text:style-name="P1">11. Write a C program to multiply two matrix using pointers.</text:p>
      <text:p text:style-name="P1">12. Write a C program to find length of string using pointers.</text:p>
      <text:p text:style-name="P1">13. Write a C program to copy one string to another using pointers.</text:p>
      <text:p text:style-name="P1">14. Write a C program to concatenate two strings using pointers.</text:p>
      <text:p text:style-name="P1">15. Write a C program to compare two strings using pointers.</text:p>
      <text:p text:style-name="P1">16. Write a C program to find reverse of a string using pointers.</text:p>
      <text:p text:style-name="P1">17. Write a C program to sort array using pointers.</text:p>
      <text:p text:style-name="P1">18. Write a C program to return multiple value from function using pointers.</text:p>
      <text:p text:style-name="P3">Recursive Functions:</text:p>
      <text:p text:style-name="P1">1. Write a C program to print all natural numbers between 1 to n using recursion.</text:p>
      <text:p text:style-name="P1">2. Write a C program to print all even or odd numbers in given range using recursion.</text:p>
      <text:p text:style-name="P1">3. Write a C program to find sum of all natural numbers between 1 to n using recursion.</text:p>
      <text:p text:style-name="P1">4. Write a C program to find sum of all even or odd numbers in given range using recursion.</text:p>
      <text:p text:style-name="P1">5. Write a C program to find reverse of any number using recursion.</text:p>
      <text:p text:style-name="P1">6. Write a C program to check whether a number is palindrome or not using recursion.</text:p>
      <text:p text:style-name="P1">7. Write a C program to find sum of digits of a given number using recursion.</text:p>
      <text:p text:style-name="P1">8. Write a C program to find factorial of any number using recursion.</text:p>
      <text:p text:style-name="P3"><text:soft-page-break/>String Programs:</text:p>
      <text:p text:style-name="P1">1. Write a C program to find length of a string.</text:p>
      <text:p text:style-name="P1">2. Write a C program to copy one string to another string.</text:p>
      <text:p text:style-name="P1">3. Write a C program to concatenate two strings.</text:p>
      <text:p text:style-name="P1">4. Write a C program to compare two strings.</text:p>
      <text:p text:style-name="P1">5. Write a C program to find total number of alphabets, digits or special character in a string.</text:p>
      <text:p text:style-name="P1">6. Write a C program to count total number of vowels and consonants in a string.</text:p>
      <text:p text:style-name="P1">7. Write a C program to count total number of words in a string.</text:p>
      <text:p text:style-name="P1">8. Write a C program to find reverse of a string.</text:p>
      <text:p text:style-name="P1">9. Write a C program to check whether a string is palindrome or not.</text:p>
      <text:p text:style-name="P1">10. Write a C program to find first occurrence of a character in a given string.</text:p>
      <text:p text:style-name="P1">11. Write a C program to count occurrences of a character in given string.</text:p>
      <text:p text:style-name="P1">12. Write a C program to find highest frequency character in a string.</text:p>
      <text:p text:style-name="P1">13. Write a C program to count frequency of each character in a string.</text:p>
      <text:p text:style-name="P1">14. Write a C program to remove all occurrences of a character from string.</text:p>
      <text:p text:style-name="P1">15. Write a C program to remove all repeated characters from a given string.</text:p>
      <text:p text:style-name="P1">16. Write a C program to replace all occurrences of a character with another in a string.</text:p>
      <text:p text:style-name="P1">17. Write a C program to find first occurrence of a word in a given string.</text:p>
      <text:p text:style-name="P3">Array Programs:</text:p>
      <text:p text:style-name="P1">1. Write a C program to find sum of all array elements. - using recursion.</text:p>
      <text:p text:style-name="P1">2. Write a C program to find maximum and minimum element in an array. - using recursion.</text:p>
      <text:p text:style-name="P1">3. Write a C program to find second largest element in an array.</text:p>
      <text:p text:style-name="P1">4. Write a C program to count total number of even and odd elements in an array.</text:p>
      <text:p text:style-name="P1">5. Write a C program to count total number of negative elements in an array.</text:p>
      <text:p text:style-name="P1"><text:soft-page-break/>6. Write a C program to copy all elements from an array to another array.</text:p>
      <text:p text:style-name="P1">7. Write a C program to insert an element in an array.</text:p>
      <text:p text:style-name="P1">8. Write a C program to delete an element from an array at specified position.</text:p>
      <text:p text:style-name="P1">9. Write a C program to count frequency of each element in an array.</text:p>
      <text:p text:style-name="P1">10. Write a C program to print all unique elements in the array.</text:p>
      <text:p text:style-name="P1">11. Write a C program to count total number of duplicate elements in an array.</text:p>
      <text:p text:style-name="P1">12. Write a C program to delete all duplicate elements from an array.</text:p>
      <text:p text:style-name="P1">13. Write a C program to merge two arrays to third array.</text:p>
      <text:p text:style-name="P3">File Handling Programs:</text:p>
      <text:p text:style-name="P1">1. Write a C program to create a file and write contents, save and close the file.</text:p>
      <text:p text:style-name="P1">2. Write a C program to read file contents and display on console.</text:p>
      <text:p text:style-name="P1">3. Write a C program to append content to a file.</text:p>
      <text:p text:style-name="P1">4. Write a C program to count characters, words and lines in a text file.</text:p>
      <text:p text:style-name="P1">5. Write a C program to compare two files.</text:p>
      <text:p text:style-name="P1">6. Write a C program to copy contents from one file to another file.</text:p>
      <text:p text:style-name="P3">DS:</text:p>
      <text:p text:style-name="P1">1. Sorting algorithms</text:p>
      <text:p text:style-name="P1">2. Deletion of a last node in single linked list</text:p>
      <text:p text:style-name="P1">3. Deletion of alternative node in single linked list</text:p>
      <text:p text:style-name="P1">4. Creating a new node in single Linked list</text:p>
      <text:p text:style-name="P1">5. Implement stack using queues.</text:p>
      <text:p text:style-name="P3">Threads:</text:p>
      <text:p text:style-name="P1">1. Print odd and even numbers using two threads in C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13:29:14.145978797</meta:creation-date>
    <dc:date>2021-10-28T15:49:38.513210569</dc:date>
    <meta:editing-duration>PT1H39M53S</meta:editing-duration>
    <meta:editing-cycles>1</meta:editing-cycles>
    <meta:document-statistic meta:table-count="0" meta:image-count="0" meta:object-count="0" meta:page-count="4" meta:paragraph-count="95" meta:word-count="1164" meta:character-count="5833" meta:non-whitespace-character-count="4764"/>
    <meta:generator>LibreOffice/5.1.6.2$Linux_X86_64 LibreOffice_project/10m0$Build-2</meta:generator>
  </office:meta>
</office:document-meta>
</file>